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461900" draw:textarea-vertical-align="middle" draw:auto-grow-height="false" fo:min-height="0.749cm" fo:min-width="0.499cm"/>
    </style:style>
    <style:style style:name="gr2" style:family="graphic" style:parent-style-name="standard">
      <style:graphic-properties draw:stroke="none" draw:fill="solid" draw:fill-color="#cc9966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801900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dddddd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333333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ff9900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996633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68cm" fo:padding-top="0cm" fo:padding-bottom="0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draw:fill="solid" draw:fill-color="#b2b2b2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ffffff" draw:fill="solid" draw:fill-color="#ff9900" draw:textarea-horizontal-align="justify" draw:textarea-vertical-align="middle" draw:auto-grow-height="false"/>
    </style:style>
    <style:style style:name="gr13" style:family="graphic" style:parent-style-name="standard">
      <style:graphic-properties svg:stroke-width="0.406cm" svg:stroke-color="#cc3300" draw:marker-start-width="0.806cm" draw:marker-end-width="0.806cm" draw:fill="none" draw:textarea-vertical-align="middle" draw:auto-grow-height="false" fo:min-height="0.749cm" fo:min-width="0.499cm" fo:padding-top="0.325cm" fo:padding-bottom="0.325cm" fo:padding-left="0.45cm" fo:padding-right="0.4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cc00" style:text-outline="false" style:font-name="Liberation Sans1" fo:font-size="88pt" fo:font-style="normal" fo:font-weight="bold" style:font-size-asian="88pt" style:font-style-asian="normal" style:font-weight-asian="bold" style:font-size-complex="88pt" style:font-style-complex="normal" style:font-weight-complex="bold" style:font-relief="embossed"/>
    </style:style>
    <style:style style:name="P3" style:family="paragraph">
      <style:text-properties fo:font-size="20pt"/>
    </style:style>
    <style:style style:name="P4" style:family="paragraph">
      <style:text-properties fo:color="#ff9900" style:text-outline="false" style:font-name="Liberation Sans1" fo:font-size="88pt" fo:font-style="italic" fo:font-weight="bold" style:font-size-asian="88pt" style:font-style-asian="italic" style:font-weight-asian="bold" style:font-size-complex="88pt" style:font-style-complex="italic" style:font-weight-complex="bold" style:font-relief="embossed"/>
    </style:style>
    <style:style style:name="P5" style:family="paragraph">
      <style:text-properties fo:color="#ffcc00" style:text-outline="false" style:font-name="Liberation Sans1" fo:font-size="88pt" fo:font-style="italic" fo:font-weight="bold" style:font-size-asian="88pt" style:font-style-asian="italic" style:font-weight-asian="bold" style:font-size-complex="88pt" style:font-style-complex="italic" style:font-weight-complex="bold" style:font-relief="embossed"/>
    </style:style>
    <style:style style:name="P6" style:family="paragraph">
      <style:text-properties fo:color="#729fcf" style:text-outline="false" style:font-name="Liberation Sans1" fo:font-size="88pt" fo:font-style="italic" fo:font-weight="bold" style:font-size-asian="88pt" style:font-style-asian="italic" style:font-weight-asian="bold" style:font-size-complex="88pt" style:font-style-complex="italic" style:font-weight-complex="bold" style:font-relief="embossed"/>
    </style:style>
    <style:style style:name="T1" style:family="text">
      <style:text-properties fo:color="#ffcc00" style:text-outline="false" style:font-name="Liberation Sans1" fo:font-size="88pt" fo:font-style="normal" fo:font-weight="bold" style:font-size-asian="88pt" style:font-style-asian="normal" style:font-weight-asian="bold" style:font-size-complex="88pt" style:font-style-complex="normal" style:font-weight-complex="bold" style:font-relief="none"/>
    </style:style>
    <style:style style:name="T2" style:family="text">
      <style:text-properties fo:color="#ff9900" style:text-outline="false" style:font-name="Liberation Sans1" fo:font-size="88pt" fo:font-style="italic" fo:font-weight="bold" style:font-size-asian="88pt" style:font-style-asian="italic" style:font-weight-asian="bold" style:font-size-complex="88pt" style:font-style-complex="italic" style:font-weight-complex="bold" style:font-relief="none"/>
    </style:style>
    <style:style style:name="T3" style:family="text">
      <style:text-properties fo:color="#ffcc00" style:text-outline="false" style:font-name="Liberation Sans1" fo:font-size="88pt" fo:font-style="italic" fo:font-weight="bold" style:font-size-asian="88pt" style:font-style-asian="italic" style:font-weight-asian="bold" style:font-size-complex="88pt" style:font-style-complex="italic" style:font-weight-complex="bold" style:font-relief="none"/>
    </style:style>
    <style:style style:name="T4" style:family="text">
      <style:text-properties fo:color="#729fcf" style:text-outline="false" style:font-name="Liberation Sans1" fo:font-size="88pt" fo:font-style="italic" fo:font-weight="bold" style:font-size-asian="88pt" style:font-style-asian="italic" style:font-weight-asian="bold" style:font-size-complex="88pt" style:font-style-complex="italic" style:font-weight-complex="bold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762cm" svg:height="0.508cm" svg:x="7.928cm" svg:y="3.348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" draw:text-style-name="P1" draw:layer="layout" svg:width="0.762cm" svg:height="0.508cm" svg:x="8.629cm" svg:y="3.348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1" draw:layer="layout" svg:width="2.032cm" svg:height="2.286cm" svg:x="7.674cm" svg:y="1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7.928cm" svg:y="1.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0.508cm" svg:height="0.508cm" svg:x="8.876cm" svg:y="1.3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2.032cm" svg:height="1.777cm" svg:x="7.674cm" svg:y="1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916cm" svg:height="0.916cm" svg:x="7.812cm" svg:y="1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916cm" svg:height="0.916cm" svg:x="8.613cm" svg:y="1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61cm" svg:height="0.661cm" svg:x="8.013cm" svg:y="1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61cm" svg:height="0.661cm" svg:x="8.613cm" svg:y="1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8.266cm" svg:y="2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8.867cm" svg:y="2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8.382cm" svg:y="2.09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" draw:layer="layout" svg:width="0.254cm" svg:height="0.254cm" svg:x="8.983cm" svg:y="2.097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" draw:layer="layout" svg:width="0.35cm" svg:height="0.464cm" svg:x="8.513cm" svg:y="2.474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8" draw:text-style-name="P1" draw:layer="layout" svg:width="0.179cm" svg:height="0.179cm" svg:x="8.382cm" svg:y="3.3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78cm" svg:height="0.179cm" svg:x="8.594cm" svg:y="3.4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79cm" svg:height="0.179cm" svg:x="8.805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2" draw:layer="layout" svg:width="8.274cm" svg:height="3.472cm" svg:x="9.766cm" svg:y="0.846cm">
          <draw:text-box>
            <text:p><text:span text:style-name="T1">crail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762cm" svg:height="0.508cm" svg:x="7.928cm" svg:y="3.348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" draw:text-style-name="P1" draw:layer="layout" svg:width="0.762cm" svg:height="0.508cm" svg:x="8.629cm" svg:y="3.348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1" draw:layer="layout" svg:width="2.032cm" svg:height="2.286cm" svg:x="7.674cm" svg:y="1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7.928cm" svg:y="1.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0.508cm" svg:height="0.508cm" svg:x="8.876cm" svg:y="1.3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2.032cm" svg:height="1.777cm" svg:x="7.674cm" svg:y="1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862cm" svg:height="0.862cm" svg:x="7.866cm" svg:y="1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875cm" svg:height="0.875cm" svg:x="8.613cm" svg:y="1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22cm" svg:height="0.622cm" svg:x="8.055cm" svg:y="1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1cm" svg:height="0.631cm" svg:x="8.663cm" svg:y="1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8.266cm" svg:y="2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8.867cm" svg:y="2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8.382cm" svg:y="2.09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" draw:layer="layout" svg:width="0.254cm" svg:height="0.254cm" svg:x="8.983cm" svg:y="2.097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" draw:layer="layout" svg:width="0.583cm" svg:height="0.653cm" svg:x="8.379cm" svg:y="2.486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8" draw:text-style-name="P1" draw:layer="layout" svg:width="0.179cm" svg:height="0.179cm" svg:x="8.382cm" svg:y="3.3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78cm" svg:height="0.179cm" svg:x="8.594cm" svg:y="3.4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79cm" svg:height="0.179cm" svg:x="8.805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2" draw:layer="layout" svg:width="8.274cm" svg:height="3.472cm" svg:x="9.766cm" svg:y="0.846cm">
          <draw:text-box>
            <text:p><text:span text:style-name="T1">crail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9" draw:text-style-name="P4" draw:layer="layout" svg:width="8.274cm" svg:height="3.472cm" svg:x="7.874cm" svg:y="8.636cm">
          <draw:text-box>
            <text:p><text:span text:style-name="T2">crail</text:span></text:p>
          </draw:text-box>
        </draw:frame>
        <draw:g>
          <draw:custom-shape draw:style-name="gr1" draw:text-style-name="P1" draw:layer="layout" svg:width="0.762cm" svg:height="0.508cm" svg:x="5.908cm" svg:y="11.007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" draw:text-style-name="P1" draw:layer="layout" svg:width="0.762cm" svg:height="0.508cm" svg:x="6.609cm" svg:y="11.007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2" draw:text-style-name="P1" draw:layer="layout" svg:width="1.954cm" svg:height="2.286cm" draw:transform="rotate (-0.349065850398866) translate (6.224cm 8.8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08cm" svg:height="0.508cm" draw:transform="rotate (-0.349065850398866) translate (6.486cm 8.838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1" draw:layer="layout" svg:width="0.508cm" svg:height="0.508cm" draw:transform="rotate (-0.349065850398866) translate (7.38cm 9.151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1" draw:layer="layout" svg:width="1.924cm" svg:height="1.901cm" draw:transform="rotate (-0.349065850398866) translate (6.252cm 8.8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916cm" svg:height="0.916cm" draw:transform="rotate (-0.349065850398866) translate (6.686cm 9.4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661cm" svg:height="0.661cm" draw:transform="rotate (-0.349065850398866) translate (6.841cm 9.5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661cm" svg:height="0.661cm" draw:transform="rotate (-0.349065850398866) translate (7.405cm 9.78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54cm" svg:height="0.254cm" draw:transform="rotate (-0.349065850398866) translate (6.983cm 9.92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54cm" svg:height="0.254cm" draw:transform="rotate (-0.349065850398866) translate (7.547cm 10.13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54cm" svg:height="0.254cm" draw:transform="rotate (-0.349065850398866) translate (7.157cm 9.85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" draw:text-style-name="P1" draw:layer="layout" svg:width="0.254cm" svg:height="0.254cm" draw:transform="rotate (-0.349065850398866) translate (7.697cm 10.05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2" draw:text-style-name="P1" draw:layer="layout" svg:width="0.602cm" svg:height="0.691cm" svg:x="6.93cm" svg:y="10.264cm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g>
          <draw:frame draw:style-name="gr9" draw:text-style-name="P5" draw:layer="layout" svg:width="8.274cm" svg:height="3.472cm" svg:x="7.874cm" svg:y="8.636cm">
            <draw:text-box>
              <text:p><text:span text:style-name="T3">crail</text:span></text:p>
            </draw:text-box>
          </draw:frame>
          <draw:g>
            <draw:custom-shape draw:style-name="gr1" draw:text-style-name="P1" draw:layer="layout" svg:width="0.762cm" svg:height="0.508cm" svg:x="5.908cm" svg:y="11.007cm">
              <text:p/>
  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1" draw:text-style-name="P1" draw:layer="layout" svg:width="0.762cm" svg:height="0.508cm" svg:x="6.609cm" svg:y="11.007cm">
              <text:p/>
  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2" draw:text-style-name="P1" draw:layer="layout" svg:width="1.954cm" svg:height="2.286cm" draw:transform="rotate (-0.349065850398866) translate (6.224cm 8.8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508cm" svg:height="0.508cm" draw:transform="rotate (-0.349065850398866) translate (6.486cm 8.838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1" draw:layer="layout" svg:width="0.508cm" svg:height="0.508cm" draw:transform="rotate (-0.349065850398866) translate (7.38cm 9.151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1" draw:layer="layout" svg:width="1.924cm" svg:height="1.901cm" draw:transform="rotate (-0.349065850398866) translate (6.252cm 8.87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916cm" svg:height="0.916cm" draw:transform="rotate (-0.349065850398866) translate (6.686cm 9.4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661cm" svg:height="0.661cm" draw:transform="rotate (-0.349065850398866) translate (6.841cm 9.57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661cm" svg:height="0.661cm" draw:transform="rotate (-0.349065850398866) translate (7.405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54cm" svg:height="0.254cm" draw:transform="rotate (-0.349065850398866) translate (6.983cm 9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54cm" svg:height="0.254cm" draw:transform="rotate (-0.349065850398866) translate (7.547cm 10.13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254cm" svg:height="0.254cm" draw:transform="rotate (-0.349065850398866) translate (7.157cm 9.85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5" draw:text-style-name="P1" draw:layer="layout" svg:width="0.254cm" svg:height="0.254cm" draw:transform="rotate (-0.349065850398866) translate (7.697cm 10.057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2" draw:text-style-name="P1" draw:layer="layout" svg:width="0.602cm" svg:height="0.691cm" svg:x="6.93cm" svg:y="10.264cm">
              <text:p/>
  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g>
          <draw:frame draw:style-name="gr9" draw:text-style-name="P6" draw:layer="layout" svg:width="8.274cm" svg:height="3.472cm" svg:x="7.874cm" svg:y="8.636cm">
            <draw:text-box>
              <text:p><text:span text:style-name="T4">crail</text:span></text:p>
            </draw:text-box>
          </draw:frame>
          <draw:g>
            <draw:custom-shape draw:style-name="gr1" draw:text-style-name="P1" draw:layer="layout" svg:width="0.762cm" svg:height="0.508cm" svg:x="5.908cm" svg:y="11.007cm">
              <text:p/>
  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1" draw:text-style-name="P1" draw:layer="layout" svg:width="0.762cm" svg:height="0.508cm" svg:x="6.609cm" svg:y="11.007cm">
              <text:p/>
  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2" draw:text-style-name="P1" draw:layer="layout" svg:width="1.954cm" svg:height="2.286cm" draw:transform="rotate (-0.349065850398866) translate (6.224cm 8.8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508cm" svg:height="0.508cm" draw:transform="rotate (-0.349065850398866) translate (6.486cm 8.838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1" draw:layer="layout" svg:width="0.508cm" svg:height="0.508cm" draw:transform="rotate (-0.349065850398866) translate (7.38cm 9.151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1" draw:layer="layout" svg:width="1.924cm" svg:height="1.901cm" draw:transform="rotate (-0.349065850398866) translate (6.252cm 8.87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916cm" svg:height="0.916cm" draw:transform="rotate (-0.349065850398866) translate (6.686cm 9.4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661cm" svg:height="0.661cm" draw:transform="rotate (-0.349065850398866) translate (6.841cm 9.57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661cm" svg:height="0.661cm" draw:transform="rotate (-0.349065850398866) translate (7.405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54cm" svg:height="0.254cm" draw:transform="rotate (-0.349065850398866) translate (6.983cm 9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54cm" svg:height="0.254cm" draw:transform="rotate (-0.349065850398866) translate (7.547cm 10.13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254cm" svg:height="0.254cm" draw:transform="rotate (-0.349065850398866) translate (7.157cm 9.85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5" draw:text-style-name="P1" draw:layer="layout" svg:width="0.254cm" svg:height="0.254cm" draw:transform="rotate (-0.349065850398866) translate (7.697cm 10.057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2" draw:text-style-name="P1" draw:layer="layout" svg:width="0.602cm" svg:height="0.691cm" svg:x="6.93cm" svg:y="10.264cm">
              <text:p/>
  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g>
          <draw:custom-shape draw:style-name="gr1" draw:text-style-name="P1" draw:layer="layout" svg:width="0.762cm" svg:height="0.508cm" svg:x="5.908cm" svg:y="11.007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" draw:text-style-name="P1" draw:layer="layout" svg:width="0.762cm" svg:height="0.508cm" svg:x="6.609cm" svg:y="11.007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2" draw:text-style-name="P1" draw:layer="layout" svg:width="1.954cm" svg:height="2.286cm" draw:transform="rotate (-0.349065850398866) translate (6.224cm 8.8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08cm" svg:height="0.508cm" draw:transform="rotate (-0.349065850398866) translate (6.486cm 8.838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1" draw:layer="layout" svg:width="0.508cm" svg:height="0.508cm" draw:transform="rotate (-0.349065850398866) translate (7.38cm 9.151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1" draw:layer="layout" svg:width="1.924cm" svg:height="1.901cm" draw:transform="rotate (-0.349065850398866) translate (6.252cm 8.8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916cm" svg:height="0.916cm" draw:transform="rotate (-0.349065850398866) translate (6.686cm 9.4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661cm" svg:height="0.661cm" draw:transform="rotate (-0.349065850398866) translate (6.841cm 9.5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661cm" svg:height="0.661cm" draw:transform="rotate (-0.349065850398866) translate (7.405cm 9.78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54cm" svg:height="0.254cm" draw:transform="rotate (-0.349065850398866) translate (6.983cm 9.92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54cm" svg:height="0.254cm" draw:transform="rotate (-0.349065850398866) translate (7.547cm 10.13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54cm" svg:height="0.254cm" draw:transform="rotate (-0.349065850398866) translate (7.157cm 9.85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" draw:text-style-name="P1" draw:layer="layout" svg:width="0.254cm" svg:height="0.254cm" draw:transform="rotate (-0.349065850398866) translate (7.697cm 10.05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2" draw:text-style-name="P1" draw:layer="layout" svg:width="0.602cm" svg:height="0.691cm" svg:x="6.93cm" svg:y="10.264cm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13" draw:text-style-name="P1" draw:layer="layout" svg:width="0.887cm" svg:height="1.261cm" draw:transform="rotate (-0.0872664625997166) translate (7.158cm 9.887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9" draw:text-style-name="P5" draw:layer="layout" svg:width="8.274cm" svg:height="3.472cm" svg:x="7.774cm" svg:y="8.636cm">
          <draw:text-box>
            <text:p><text:span text:style-name="T3">rail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7T08:52:32.209342557</meta:creation-date>
    <dc:date>2017-01-12T09:40:21.900955722</dc:date>
    <meta:editing-duration>P1DT44M43S</meta:editing-duration>
    <meta:editing-cycles>307</meta:editing-cycles>
    <meta:generator>LibreOffice/4.2.8.2$Linux_X86_64 LibreOffice_project/420m0$Build-2</meta:generator>
    <meta:document-statistic meta:object-count="142"/>
  </office:meta>
</office:document-meta>
</file>